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monospace"/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74d3"/>
    </style:style>
    <style:style style:name="P2" style:family="paragraph" style:parent-style-name="Standard">
      <style:text-properties officeooo:paragraph-rsid="0007eed0"/>
    </style:style>
    <style:style style:name="P3" style:family="paragraph" style:parent-style-name="Standard">
      <style:text-properties style:font-name="monospace" officeooo:paragraph-rsid="0007eed0"/>
    </style:style>
    <style:style style:name="P4" style:family="paragraph" style:parent-style-name="Standard">
      <style:text-properties officeooo:paragraph-rsid="0009686c"/>
    </style:style>
    <style:style style:name="P5" style:family="paragraph" style:parent-style-name="Standard">
      <style:text-properties officeooo:rsid="0009686c" officeooo:paragraph-rsid="0009686c"/>
    </style:style>
    <style:style style:name="P6" style:family="paragraph" style:parent-style-name="Standard">
      <style:text-properties officeooo:paragraph-rsid="000b5ca8"/>
    </style:style>
    <style:style style:name="P7" style:family="paragraph" style:parent-style-name="Standard">
      <style:text-properties officeooo:paragraph-rsid="000c6989"/>
    </style:style>
    <style:style style:name="P8" style:family="paragraph" style:parent-style-name="Standard">
      <style:text-properties officeooo:paragraph-rsid="0014e4e1"/>
    </style:style>
    <style:style style:name="P9" style:family="paragraph" style:parent-style-name="Standard">
      <style:text-properties fo:color="#000000" style:font-name="monospace" officeooo:paragraph-rsid="0015a783" fo:background-color="#ffffff"/>
    </style:style>
    <style:style style:name="P10" style:family="paragraph" style:parent-style-name="Standard">
      <style:text-properties fo:color="#000000" style:font-name="monospace" officeooo:paragraph-rsid="00164a09" fo:background-color="#ffffff"/>
    </style:style>
    <style:style style:name="P11" style:family="paragraph" style:parent-style-name="Standard">
      <style:text-properties fo:color="#000000" style:font-name="monospace" officeooo:paragraph-rsid="001759a3" fo:background-color="#ffffff"/>
    </style:style>
    <style:style style:name="P12" style:family="paragraph" style:parent-style-name="Standard">
      <style:text-properties fo:color="#000000" style:font-name="monospace" officeooo:paragraph-rsid="00191c81" fo:background-color="#ffffff"/>
    </style:style>
    <style:style style:name="P13" style:family="paragraph" style:parent-style-name="Standard">
      <style:text-properties officeooo:paragraph-rsid="000c6989"/>
    </style:style>
    <style:style style:name="P14" style:family="paragraph" style:parent-style-name="Standard">
      <style:text-properties officeooo:paragraph-rsid="001a60b9"/>
    </style:style>
    <style:style style:name="P15" style:family="paragraph" style:parent-style-name="Standard">
      <style:text-properties style:font-name="monospace" officeooo:paragraph-rsid="001a60b9"/>
    </style:style>
    <style:style style:name="T1" style:family="text">
      <style:text-properties officeooo:rsid="000774d3"/>
    </style:style>
    <style:style style:name="T2" style:family="text">
      <style:text-properties officeooo:rsid="0007eed0"/>
    </style:style>
    <style:style style:name="T3" style:family="text">
      <style:text-properties fo:color="#000000" fo:background-color="#ffffff" loext:char-shading-value="0"/>
    </style:style>
    <style:style style:name="T4" style:family="text">
      <style:text-properties fo:color="#000000" officeooo:rsid="0009686c" fo:background-color="#ffffff" loext:char-shading-value="0"/>
    </style:style>
    <style:style style:name="T5" style:family="text">
      <style:text-properties fo:color="#000000" style:font-name="monospace" fo:background-color="#ffffff" loext:char-shading-value="0"/>
    </style:style>
    <style:style style:name="T6" style:family="text">
      <style:text-properties officeooo:rsid="0009686c"/>
    </style:style>
    <style:style style:name="T7" style:family="text">
      <style:text-properties officeooo:rsid="000b5ca8"/>
    </style:style>
    <style:style style:name="T8" style:family="text">
      <style:text-properties officeooo:rsid="000c6989"/>
    </style:style>
    <style:style style:name="T9" style:family="text">
      <style:text-properties officeooo:rsid="000daae1"/>
    </style:style>
    <style:style style:name="T10" style:family="text">
      <style:text-properties officeooo:rsid="000e8193"/>
    </style:style>
    <style:style style:name="T11" style:family="text">
      <style:text-properties officeooo:rsid="00102565"/>
    </style:style>
    <style:style style:name="T12" style:family="text">
      <style:text-properties officeooo:rsid="0011f7a7"/>
    </style:style>
    <style:style style:name="T13" style:family="text">
      <style:text-properties officeooo:rsid="0012d041"/>
    </style:style>
    <style:style style:name="T14" style:family="text">
      <style:text-properties officeooo:rsid="00147725"/>
    </style:style>
    <style:style style:name="T15" style:family="text">
      <style:text-properties officeooo:rsid="0014e4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MAZON model</text:p>
      <text:p text:style-name="Standard"/>
      <text:p text:style-name="Standard">- Proveedores con codigo, nombre, rating</text:p>
      <text:p text:style-name="Standard">- Productos con codigo, nombre, descripcion, precio, diasentrega, categoria[laptops, libros, juegos, juguetes, celulares], empresa de reparto [dhl, fedex, ups]</text:p>
      <text:p text:style-name="Standard">- Clientes con codigo, usuario, password, nombre, direccion</text:p>
      <text:p text:style-name="Standard"/>
      <text:p text:style-name="Standard"/>
      <text:p text:style-name="Standard">- Los clientes compran n productos (n productos pueden ser comprados por n clientes) - NOTA: tabla nueva llamada ventas, guardar también cantidad comprado, precio_venta, subtotal (precio X cantidad), iva, total y fecha_venta</text:p>
      <text:p text:style-name="Standard"/>
      <text:p text:style-name="Standard">- Los proveedores surten n productos (un productos puede se surtido por n proveedores)</text:p>
      <text:p text:style-name="Standard">NOTA: tabla nueva llamada compras, guardar también cantidad surtida, precio_compra, subtotal (precio X cantidad), iva, total y fecha_compra</text:p>
      <text:p text:style-name="Standard"/>
      <text:p text:style-name="Standard"/>
      <text:p text:style-name="Standard">1.- create database &lt;user&gt;_amazon</text:p>
      <text:p text:style-name="Standard">Sql:</text:p>
      <text:p text:style-name="Standard"/>
      <text:p text:style-name="Standard">create table provedores(<text:span text:style-name="T1">idP</text:span>rov<text:span text:style-name="T2">edor</text:span> int, nombre<text:span text:style-name="T1">Provedor</text:span> varchar(100), rating decimal(2,1));</text:p>
      <text:p text:style-name="Standard"/>
      <text:p text:style-name="Standard">create table cliente(<text:span text:style-name="T1">idC</text:span>liente int,nombre<text:span text:style-name="T1">Cliente</text:span> varchar(60),apellido<text:span text:style-name="T1">P</text:span>at varchar(30),apellido<text:span text:style-name="T1">M</text:span>at varchar(30),password varchar(16),usuario varchar(35),codigopostal int,estado varchar(80),colonia varchar (50),calle varchar(150));</text:p>
      <text:p text:style-name="Standard"/>
      <text:p text:style-name="Standard">create table compras (<text:span text:style-name="T1">idC</text:span>ompra int, <text:span text:style-name="T1">fk_id</text:span>roducto int, <text:span text:style-name="T1">fk_id</text:span>provedor int, cantidadsurtida int,preciocompra float,subtotal float,iva float,total float,fechacompra TIMESTAMP WITH TIME ZONE DEFAULT CURRENT_TIMESTAMP);</text:p>
      <text:p text:style-name="Standard"/>
      <text:p text:style-name="P1">create table ventas (<text:span text:style-name="T1">id</text:span>venta int, <text:span text:style-name="T1">fk_id</text:span>roducto int,<text:span text:style-name="T1">fk_id</text:span>cliente int,cantidadcomprado int,precioventa float,subtotal float,iva float,total float,fechaventa TIMESTAMP WITH TIME ZONE DEFAULT CURRENT_TIMESTAMP);</text:p>
      <text:p text:style-name="P1"/>
      <text:p text:style-name="P1">create table categoria(<text:span text:style-name="T2">idC</text:span>ategoria int,descripcion varchar);</text:p>
      <text:p text:style-name="P1"/>
      <text:p text:style-name="P1">create table empresa_repartidora(<text:span text:style-name="T2">idPaqueteria</text:span> int,paqueteria varchar);</text:p>
      <text:p text:style-name="P1"/>
      <text:p text:style-name="P2">create table productos(<text:span text:style-name="T2">idP</text:span>rod int, <text:span text:style-name="T2">fk_idC</text:span>ategoria int,<text:span text:style-name="T2">fk</text:span>_<text:span text:style-name="T2">idPaqueteria</text:span> int,nombre varchar(150),descripcion varchar,precio float,diasentrega TIMESTAMP WITH TIME ZONE DEFAULT CURRENT_TIMESTAMP);</text:p>
      <text:p text:style-name="P2"/>
      <text:p text:style-name="P3"><text:span text:style-name="T3">alter table provedores add constraint pk_idProvedor primary key(idProv); </text:span><text:span text:style-name="T4">\</text:span><text:line-break/></text:p>
      <text:p text:style-name="P2">alter table provedores add constraint pk_codigoprov primary key(codigoprov);</text:p>
      <text:p text:style-name="P2"/>
      <text:p text:style-name="P4">alter table cliente add constraint pk_<text:span text:style-name="T1">idC</text:span>liente primary key(<text:span text:style-name="T1">idC</text:span>liente);<text:span text:style-name="T6">\</text:span></text:p>
      <text:p text:style-name="P5"/>
      <text:p text:style-name="P4"><text:soft-page-break/>alter table compras add constraint pk_ <text:span text:style-name="T1">idC</text:span>ompra primary key (<text:span text:style-name="T1">idC</text:span>ompra);<text:span text:style-name="T6">\</text:span></text:p>
      <text:p text:style-name="P2"/>
      <text:p text:style-name="P4">alter table ventas add constraint pk_<text:span text:style-name="T1">id</text:span>venta primary key (<text:span text:style-name="T1">id</text:span>venta);<text:span text:style-name="T6">\</text:span></text:p>
      <text:p text:style-name="P2"/>
      <text:p text:style-name="P4">alter table productos add constraint pk_<text:span text:style-name="T2">idP</text:span>rod primary key (<text:span text:style-name="T2">idP</text:span>rod);<text:span text:style-name="T6">\</text:span></text:p>
      <text:p text:style-name="P2"/>
      <text:p text:style-name="P4">alter table categoria add constraint pk_<text:span text:style-name="T2">idC</text:span>ategoria primary key (<text:span text:style-name="T2">idC</text:span>ategoria);<text:span text:style-name="T6">\</text:span></text:p>
      <text:p text:style-name="P2"/>
      <text:p text:style-name="P4">alter table empresa_repartidora add constraint <text:span text:style-name="T2">idPaqueteria</text:span> primary key (<text:span text:style-name="T2">idPaqueteria</text:span>);<text:span text:style-name="T6">\</text:span></text:p>
      <text:p text:style-name="P2"/>
      <text:p text:style-name="P4">alter table compras add constraint fk_ <text:span text:style-name="T2">idP</text:span>rod foreign key (<text:span text:style-name="T1">fk_id</text:span>roducto) references productos (<text:span text:style-name="T2">idP</text:span>rod);<text:span text:style-name="T6">\</text:span></text:p>
      <text:p text:style-name="P2"/>
      <text:p text:style-name="P6">alter table compras add constraint fk_<text:span text:style-name="T1">idC</text:span>ompra foreign key (<text:span text:style-name="T1">idC</text:span>ompra) references provedores (<text:span text:style-name="T5">idProv</text:span>);<text:span text:style-name="T7">\</text:span></text:p>
      <text:p text:style-name="P2"/>
      <text:p text:style-name="P7">alter table ventas add constraint fk_<text:span text:style-name="T1">id</text:span>roducto foreign key (<text:span text:style-name="T1">fk_id</text:span>roducto) references productos (<text:span text:style-name="T2">idP</text:span>rod);<text:span text:style-name="T8">\</text:span></text:p>
      <text:p text:style-name="P2"/>
      <text:p text:style-name="P7">alter table ventas add constraint fk_codcliente foreign key (<text:span text:style-name="T1">fk_id</text:span>cliente) references cliente (<text:span text:style-name="T1">idC</text:span>liente);<text:span text:style-name="T8">\</text:span></text:p>
      <text:p text:style-name="P2"/>
      <text:p text:style-name="P7">alter table productos add constraint fk_codcategoria foreign key (<text:span text:style-name="T2">fk_idC</text:span>ategoria) references categoria (<text:span text:style-name="T2">idC</text:span>ategoria);<text:span text:style-name="T8">\</text:span></text:p>
      <text:p text:style-name="P2"/>
      <text:p text:style-name="P7">alter table productos add constraint fk_codempresa foreign key (<text:span text:style-name="T2">fk</text:span>_<text:span text:style-name="T2">idPaqueteria</text:span>) references empresa_repartidora (<text:span text:style-name="T2">idPaqueteria</text:span>);<text:span text:style-name="T8">\</text:span></text:p>
      <text:p text:style-name="P7"/>
      <text:p text:style-name="P7"/>
      <text:p text:style-name="P14">2.- insert 5 <text:s/>categoria</text:p>
      <text:p text:style-name="P7">Sql:</text:p>
      <text:p text:style-name="P7">insert into categoria values (1,'<text:span text:style-name="T8">teconlogia</text:span>');</text:p>
      <text:p text:style-name="P7">insert into categoria values (2,'<text:span text:style-name="T8">cocina</text:span>');</text:p>
      <text:p text:style-name="P7">insert into categoria values (3,'<text:span text:style-name="T8">muebles</text:span>');</text:p>
      <text:p text:style-name="P7">insert into categoria values (4,'<text:span text:style-name="T8">exteriores</text:span>');</text:p>
      <text:p text:style-name="P7">insert into categoria values (5,'<text:span text:style-name="T9">jugetes</text:span>');</text:p>
      <text:p text:style-name="P7"/>
      <text:p text:style-name="P7"/>
      <text:p text:style-name="P14">2.- insert 5 <text:s text:c="2"/>empresa_repartidora</text:p>
      <text:p text:style-name="P14">Sql:</text:p>
      <text:p text:style-name="P7">insert into empresa_repartidora values (1,'DHL');</text:p>
      <text:p text:style-name="P7">insert into empresa_repartidora values (2,'ESTAFETA');</text:p>
      <text:p text:style-name="P7">insert into empresa_repartidora values (3,'UPS');</text:p>
      <text:p text:style-name="P7">insert into empresa_repartidora values (4,'FEDEX');</text:p>
      <text:p text:style-name="P7">insert into empresa_repartidora values (5,'CORREOS DE MÉXICO');</text:p>
      <text:p text:style-name="P7"/>
      <text:p text:style-name="P7"/>
      <text:p text:style-name="P7"/>
      <text:p text:style-name="P7"/>
      <text:p text:style-name="P7"/>
      <text:p text:style-name="P7"><text:soft-page-break/>2.- insert 5 proveedores</text:p>
      <text:p text:style-name="P7">Sql:</text:p>
      <text:p text:style-name="P7">insert into provedores values(1,'<text:span text:style-name="T9">GRUPO DECME</text:span>',<text:span text:style-name="T9">7</text:span>);</text:p>
      <text:p text:style-name="P7">insert into provedores values(2,'<text:span text:style-name="T9">SAMSUNG</text:span>',<text:span text:style-name="T9">2.5</text:span>);</text:p>
      <text:p text:style-name="P7">insert into provedores values(3,'<text:span text:style-name="T9">LEGO</text:span>',<text:span text:style-name="T9">1</text:span>);</text:p>
      <text:p text:style-name="P7">insert into provedores values(4,'<text:span text:style-name="T9">WEBER</text:span>',4.3);</text:p>
      <text:p text:style-name="P7">insert into provedores values(5,'<text:span text:style-name="T9">FOURNITURE INC</text:span>',3.5);</text:p>
      <text:p text:style-name="P7"/>
      <text:p text:style-name="P7"/>
      <text:p text:style-name="P7">3.- insert 10 productos</text:p>
      <text:p text:style-name="P7">Sql:</text:p>
      <text:p text:style-name="P7">insert into productos values(1,1,<text:span text:style-name="T10">4</text:span>,'<text:span text:style-name="T10">SAMSUMG A51</text:span>','<text:span text:style-name="T10">EL MEJOR DE SU RANGO, CON SU PANTALLA AMOLED Y SU CAMARA ULTRA WID NO TENDRAS UNO MEJOR</text:span>',<text:span text:style-name="T10">8500</text:span>);</text:p>
      <text:p text:style-name="P7"/>
      <text:p text:style-name="P7"><text:tab/>insert into productos values(2,<text:span text:style-name="T10">3</text:span>,<text:span text:style-name="T10">5</text:span>,'<text:span text:style-name="T10">MUEBLE AZUL</text:span>','<text:span text:style-name="T10">COMODO, ELEGANTE Y AL MEJOR PRECIO, TELA DE LA MEJOR CALIDAD</text:span>',<text:span text:style-name="T10">1100</text:span>);</text:p>
      <text:p text:style-name="P7"/>
      <text:p text:style-name="P7"><text:tab/>insert into productos values(3,2,2,'<text:span text:style-name="T11">REFRIGERADOR SAMSUNG</text:span>','<text:span text:style-name="T11">UN COLOR ELEGANTE, ESPACIOSO, ESPACIO PARA HIELO Y AGUA, PANTALLA, CONEXIÓN CON CUALQUIER ASISTENTE PERSONAL</text:span>',<text:span text:style-name="T11">12500</text:span>);</text:p>
      <text:p text:style-name="P7"/>
      <text:p text:style-name="P7"><text:tab/>insert into productos values(4,2,2,'<text:span text:style-name="T11">MICROHONDAS MABE</text:span>','<text:span text:style-name="T11">EL MICROHONDAS CON MENOR EMISION DE HONDAS DEL MERCADO</text:span>',7599);</text:p>
      <text:p text:style-name="P7"/>
      <text:p text:style-name="P7"><text:tab/>insert into productos values(5,<text:span text:style-name="T12">2</text:span>,<text:span text:style-name="T12">1</text:span>,'<text:span text:style-name="T12">ESTUFA MABE</text:span>','<text:span text:style-name="T12">INCLUYE 6 PARRILLAS QUE PUEDEN DAR LA MEJOR FLAMA DEL MERCADO, LA UNICA ESTUFA DEL MERCADO CON UN AHORRO DEL GAS DE MAS DEL 40%</text:span>',<text:span text:style-name="T12">6000</text:span>);</text:p>
      <text:p text:style-name="P7"/>
      <text:p text:style-name="P7"><text:tab/>insert into productos values(6,<text:span text:style-name="T12">5</text:span>,<text:span text:style-name="T12">5</text:span>,'<text:span text:style-name="T12">LEGO BATMAN</text:span>" AF5333B color Negro','<text:span text:style-name="T12">CON 500 PIEZAS, SEGURO A TU HIJO LE ENCANTARA, NIVEL DE DIFICULTAD FACIL</text:span>',499);</text:p>
      <text:p text:style-name="P7"/>
      <text:p text:style-name="P7"><text:tab/>insert into productos values(7,4,4,'<text:span text:style-name="T12">CARPA 50X50</text:span>','<text:span text:style-name="T12">CARPA DE 50 X 50 METROS, IDEAL PARA EXTERIORES DE ARMADO FACIL</text:span>',<text:span text:style-name="T12">2</text:span>499);</text:p>
      <text:p text:style-name="P7"/>
      <text:p text:style-name="P7"><text:tab/>insert into productos values(8,<text:span text:style-name="T12">3</text:span>,<text:span text:style-name="T12">5</text:span>,'<text:span text:style-name="T13">LAMPARA 500 LUMENES</text:span>','<text:span text:style-name="T13">LUZ TENUE, CALIDA, IDEAL PARA SALAS AMPLIAS CON POCA ENTRADA DE LUZ</text:span>',<text:span text:style-name="T13">7</text:span>99);</text:p>
      <text:p text:style-name="P7"/>
      <text:p text:style-name="P7"><text:tab/>insert into productos values(9,5,5,'<text:span text:style-name="T13">HOTWEELS MUSTANG 95</text:span>' <text:s/>,'<text:span text:style-name="T13">MUSTANG 95 A ESCALA</text:span>',299);</text:p>
      <text:p text:style-name="P7"/>
      <text:p text:style-name="P7"><text:tab/>insert into productos values(10,<text:span text:style-name="T13">1</text:span>,5,'<text:span text:style-name="T13">MAC BOOK PRO</text:span>','<text:span text:style-name="T13">EQUIPADA CON UN RYZEN 7, 16 GB DE RAM, 1TB SSD, RADEON VEGA X</text:span>',<text:span text:style-name="T13">29000</text:span>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4.- insert 5 clientes</text:p>
      <text:p text:style-name="Standard">insert into cliente values(1,'<text:span text:style-name="T14">ARTURO</text:span>','<text:span text:style-name="T14">ZILLI</text:span>','<text:span text:style-name="T14">RIOS</text:span>','<text:span text:style-name="T14">ARTURO123</text:span>','<text:span text:style-name="T14">GEEKNEVO</text:span>','94<text:span text:style-name="T14">472</text:span>','Veracruz','<text:span text:style-name="T14">TLACOTENGO</text:span>','C<text:span text:style-name="T14">ALZADA TLACOTENGO</text:span>');</text:p>
      <text:p text:style-name="Standard"/>
      <text:p text:style-name="P8"><text:tab/>insert into cliente values(2,'<text:span text:style-name="T15">CRISTAL</text:span>','</text:p>
      <text:p text:style-name="P8"><text:span text:style-name="T15">JUAREZ</text:span>','<text:span text:style-name="T15">PEREZ</text:span>','<text:span text:style-name="T15">CRISTAL123</text:span>','<text:span text:style-name="T15">CRIIJUA</text:span>','16<text:span text:style-name="T15">4</text:span>3<text:span text:style-name="T15">5</text:span>','<text:span text:style-name="T15">CDMX</text:span>','<text:span text:style-name="T15">ALAMOS</text:span>','<text:span text:style-name="T15">INDEPENDENCIA</text:span>');</text:p>
      <text:p text:style-name="Standard"/>
      <text:p text:style-name="P8"><text:tab/>insert into cliente values(3,'<text:span text:style-name="T15">NAYO</text:span>','<text:span text:style-name="T15">SANTOS</text:span>','<text:span text:style-name="T15">MARIN</text:span>','<text:span text:style-name="T15">SANTUNI</text:span>','<text:span text:style-name="T15">BERTUNI</text:span>','945<text:span text:style-name="T15">42</text:span>','<text:span text:style-name="T15">OAXACA</text:span>','<text:span text:style-name="T15">YUTE</text:span>','<text:span text:style-name="T15">BENITO JUAREZ</text:span>');</text:p>
      <text:p text:style-name="Standard"/>
      <text:p text:style-name="Standard"><text:tab/>insert into cliente values(4,'ISRAEL','<text:span text:style-name="T15">MARTINEZ</text:span>','<text:span text:style-name="T15">JUAREZ</text:span>','<text:span text:style-name="T15">ISRA123</text:span>','<text:span text:style-name="T15">ELALDEANODEJUMBOS</text:span>',<text:span text:style-name="T15">45677</text:span>,'<text:span text:style-name="T15">VERACRUZ</text:span>.','<text:span text:style-name="T15">ORIENTE 4</text:span>','<text:span text:style-name="T15">CALLE EL ALDEANO</text:span>');</text:p>
      <text:p text:style-name="Standard"/>
      <text:p text:style-name="Standard"/>
      <text:p text:style-name="Standard">5.- insert 10 ventas</text:p>
      <text:p text:style-name="P9">insert into ventas values(1,2,1,1,1100, 1100, 40, 1140);</text:p>
      <text:p text:style-name="P10">insert into ventas values(2, 1, 3, 2, 8500, 17000, 500, 17500);<text:line-break/>insert into ventas values(3, 3, 4, 1, 12500, 17500, 500, 13000);</text:p>
      <text:p text:style-name="P11">insert into ventas values(4, 10, 3, 1, 29000, 29000, 1000,30000);</text:p>
      <text:p text:style-name="P12">insert into ventas values(5, 7, 2, 1, 2499, 2499, 300, 2699);<text:line-break/>insert into ventas values(6, 9, 1,1, 299, 299, 100, 399);<text:line-break/>insert into ventas values(7, 8, 3, 2, 799, 1599, 400, 1999);<text:line-break/>insert into ventas values(8, 5, 4, 1, 499, 499, 100, 599);<text:line-break/>insert into ventas values(9, 4, 2, 1, 7599, 7599, 1000, 8599);<text:line-break/>insert into ventas values(10, 10, 2, 2, 29000, 59000, 2000, 61000);</text:p>
      <text:p text:style-name="P12"/>
      <text:p text:style-name="P12"/>
      <text:p text:style-name="P12"/>
      <text:p text:style-name="P12"/>
      <text:p text:style-name="P12">6.- insert 10 compras</text:p>
      <text:p text:style-name="P15"><text:span text:style-name="T3">insert into compras values(1,10, 1, 100, 22000, 2200000,80000, 2280000); <text:line-break/>insert into compras values(2, 1, 2, 120, 7000, 840000, 20000, 860000);<text:line-break/>insert into compras values(3, 2, 5, 30, 800, 24000, 3000, 24300);<text:line-break/>insert into compras values(4, 4,1, 15, 6000, 90000, 5000, 95000);<text:line-break/>insert into compras values(5, 3, 2, 40, 9500, 380000, 25000, 405000); <text:line-break/><text:line-break/><text:line-break/><text:line-break/><text:line-break/><text:line-break/><text:line-break/><text:line-break/></text:span></text:p>
      <text:p text:style-name="P15"><text:soft-page-break/><text:span text:style-name="T3"><text:line-break/>Querys</text:span></text:p>
      <text:p text:style-name="P15"><text:span text:style-name="T3"/></text:p>
      <text:p text:style-name="P15"><text:span text:style-name="T3">7.- total de clientes cuyo nombre contenga una A</text:span></text:p>
      <text:p text:style-name="P15"><text:span text:style-name="T3">Sql:</text:span></text:p>
      <text:p text:style-name="P15"><text:span text:style-name="T3"/></text:p>
      <text:p text:style-name="P15"><text:span text:style-name="T3">select * from cliente where nombre like '%D%';</text:span></text:p>
      <text:p text:style-name="P15"><text:span text:style-name="T3"/></text:p>
      <text:p text:style-name="P15"><text:span text:style-name="T3"/></text:p>
      <text:p text:style-name="P15"><text:span text:style-name="T3">8.- total de ventas de productos con precio &gt; 500</text:span></text:p>
      <text:p text:style-name="P15"><text:span text:style-name="T3">Sql:</text:span></text:p>
      <text:p text:style-name="P15"><text:span text:style-name="T3"/></text:p>
      <text:p text:style-name="P15"><text:span text:style-name="T3">select sum(total) from ventas where precioventa &gt; 5000;</text:span></text:p>
      <text:p text:style-name="P15"><text:span text:style-name="T3"/></text:p>
      <text:p text:style-name="P15"><text:span text:style-name="T3"/></text:p>
      <text:p text:style-name="P15"><text:span text:style-name="T3">9.- total de iva en las ventas de productos con precio menor a 200 y que contenga la frase "LAP"</text:span></text:p>
      <text:p text:style-name="P15"><text:span text:style-name="T3">Sql:</text:span></text:p>
      <text:p text:style-name="P15"><text:span text:style-name="T3"/></text:p>
      <text:p text:style-name="P15"><text:span text:style-name="T3">select sum(iva) from ventas where precioventa &lt; 5000 and codproducto in (select codigoprod from productos where nombre like '%Estufa%');</text:span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>10.- venta de menor importe para productos con iva = 0</text:span></text:p>
      <text:p text:style-name="P15"><text:span text:style-name="T3">Sql:</text:span></text:p>
      <text:p text:style-name="P15"><text:span text:style-name="T3"/></text:p>
      <text:p text:style-name="P15"><text:span text:style-name="T3">select min(iva) from ventas where iva&gt;10;</text:span></text:p>
      <text:p text:style-name="P15"><text:span text:style-name="T3"/></text:p>
      <text:p text:style-name="P15"><text:span text:style-name="T3"/></text:p>
      <text:p text:style-name="P15"><text:span text:style-name="T3">11.- total de compras realizadas a proveedores de la empresa</text:span></text:p>
      <text:p text:style-name="P15"><text:span text:style-name="T3">Sql:</text:span></text:p>
      <text:p text:style-name="P15"><text:span text:style-name="T3"/></text:p>
      <text:p text:style-name="P15"><text:span text:style-name="T3">select sum(total) from compras;</text:span></text:p>
      <text:p text:style-name="P15"><text:span text:style-name="T3"/></text:p>
      <text:p text:style-name="P15"><text:span text:style-name="T3"/></text:p>
      <text:p text:style-name="P15"><text:span text:style-name="T3">12.- promedio del importe de ventas del mes actual</text:span></text:p>
      <text:p text:style-name="P15"><text:span text:style-name="T3">Sql:</text:span></text:p>
      <text:p text:style-name="P15"><text:span text:style-name="T3"/></text:p>
      <text:p text:style-name="P15"><text:span text:style-name="T3">select avg(total) from ventas where extract(MONTH from fechaventa)=11;</text:span></text:p>
      <text:p text:style-name="P15"><text:span text:style-name="T3"/></text:p>
      <text:p text:style-name="P15"><text:span text:style-name="T3">13.- numero de compras del periodo fiscal actual (1/ene2020 a 31/dic/2020)</text:span></text:p>
      <text:p text:style-name="P15"><text:span text:style-name="T3">Sql:</text:span></text:p>
      <text:p text:style-name="P15"><text:span text:style-name="T3"/></text:p>
      <text:p text:style-name="P15"><text:span text:style-name="T3">select count(*) from compras where extract(YEAR from fechacompra)=2020;</text:span></text:p>
      <text:p text:style-name="P15"><text:soft-page-break/><text:span text:style-name="T3"/></text:p>
      <text:p text:style-name="P15"><text:span text:style-name="T3"/></text:p>
      <text:p text:style-name="P15"><text:span text:style-name="T3">14.- nombre del cliente, dirección, código producto comprado, cantidad, precio_venta, iva, importe y total</text:span></text:p>
      <text:p text:style-name="P15"><text:span text:style-name="T3">Sql:</text:span></text:p>
      <text:p text:style-name="P15"><text:span text:style-name="T3"/></text:p>
      <text:p text:style-name="P15"><text:span text:style-name="T3">select nombre, apellidopat, apellidomat, calleyav, codproducto, cantidadcomprado, precioventa, iva, total from ventas, cliente where ventas.codcliente = cliente.codigocliente;</text:span></text:p>
      <text:p text:style-name="P15"><text:span text:style-name="T3"/></text:p>
      <text:p text:style-name="P15"><text:span text:style-name="T3">15.- nombre del proveedor, rating, código producto surtido, cantidad, precio_compra, iva, importe y total</text:span></text:p>
      <text:p text:style-name="P15"><text:span text:style-name="T3">Sql:</text:span></text:p>
      <text:p text:style-name="P15"><text:span text:style-name="T3">select nombre, rating, codproducto, cantidadsurtida, preciocompra, iva, total from compras, provedores where compras.codprovedor = provedores.codigoprov;</text:span></text:p>
      <text:p text:style-name="P15"><text:span text:style-name="T3"/></text:p>
      <text:p text:style-name="P15"><text:span text:style-name="T3"/></text:p>
      <text:p text:style-name="P15"><text:span text:style-name="T3">16.- nombre de clientes con facturas mayores a 1000 del mes actual</text:span></text:p>
      <text:p text:style-name="P15"><text:span text:style-name="T3">Sql:</text:span></text:p>
      <text:p text:style-name="P15"><text:span text:style-name="T3"/></text:p>
      <text:p text:style-name="P15"><text:span text:style-name="T3">select nombre from cliente where codigocliente in (select codcliente from ventas where total &gt; 10000 and extract(MONTH from fechaventa)=11);</text:span></text:p>
      <text:p text:style-name="P15"><text:span text:style-name="T3"/></text:p>
      <text:p text:style-name="P15"><text:span text:style-name="T3"/></text:p>
      <text:p text:style-name="P15"><text:span text:style-name="T3">17.- sumatoria de subtotal, iva y total de ventas del primer semestre del periodo fiscal</text:span></text:p>
      <text:p text:style-name="P15"><text:span text:style-name="T3">Sql:</text:span></text:p>
      <text:p text:style-name="P15"><text:span text:style-name="T3"/></text:p>
      <text:p text:style-name="P15"><text:span text:style-name="T3">select sum(subtotal), sum(iva), sum(total) from ventas where extract(QUARTER from fechaventa)=4 and extract(YEAR from fechaventa)=2020;</text:span></text:p>
      <text:p text:style-name="P15"><text:span text:style-name="T3"/></text:p>
      <text:p text:style-name="P15"><text:span text:style-name="T3"/></text:p>
      <text:p text:style-name="P15"><text:span text:style-name="T3">18.- sumatoria de subtotal, iva y total de compras del primer trimestre del periodo fiscal</text:span></text:p>
      <text:p text:style-name="P15"><text:span text:style-name="T3">Sql:</text:span></text:p>
      <text:p text:style-name="P15"><text:span text:style-name="T3"/></text:p>
      <text:p text:style-name="P15"><text:span text:style-name="T3">select sum(subtotal), sum(iva), sum(total) from compras where extract(QUARTER from fechacompra)=4 and extract(YEAR from fechacompra)=2020;</text:span></text:p>
      <text:p text:style-name="P15"><text:span text:style-name="T3"/></text:p>
      <text:p text:style-name="P15"><text:span text:style-name="T3"/></text:p>
      <text:p text:style-name="P15"><text:span text:style-name="T3">19.- numero de compras por proveedor</text:span></text:p>
      <text:p text:style-name="P15"><text:span text:style-name="T3">Sql:</text:span></text:p>
      <text:p text:style-name="P15"><text:span text:style-name="T3"/></text:p>
      <text:p text:style-name="P15"><text:span text:style-name="T3">select codprovedor, count(*) from compras group by codprovedor;</text:span></text:p>
      <text:p text:style-name="P15"><text:soft-page-break/><text:span text:style-name="T3"/></text:p>
      <text:p text:style-name="P15"><text:span text:style-name="T3"/></text:p>
      <text:p text:style-name="P15"><text:span text:style-name="T3">20.- numero de ventas por cliente, pero solo si existen mas de 3 facturas</text:span></text:p>
      <text:p text:style-name="P15"><text:span text:style-name="T3"/></text:p>
      <text:p text:style-name="P15"><text:span text:style-name="T3">select codcliente, count(*) from ventas group by codcliente having count(*) &gt; 1;<text:line-break/><text:line-break/>  <text:line-break/><text:line-break/>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monospace"/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19:30:29.331041016</meta:creation-date>
    <dc:date>2020-11-23T07:42:20.561960814</dc:date>
    <meta:editing-duration>PT6M16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7" meta:paragraph-count="118" meta:word-count="1145" meta:character-count="9217" meta:non-whitespace-character-count="8154"/>
  </office:meta>
</office:document-meta>
</file>